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1cm" draw:marker-end-width="0.351cm" draw:fill="none" draw:textarea-horizontal-align="center" draw:textarea-vertical-align="middle" fo:padding-top="0.174cm" fo:padding-bottom="0.174cm" fo:padding-left="0.299cm" fo:padding-right="0.299cm"/>
    </style:style>
    <style:style style:name="gr3" style:family="graphic" style:parent-style-name="standard">
      <style:graphic-properties draw:stroke="solid" svg:stroke-width="0.102cm" svg:stroke-color="#ccccff" draw:marker-start-width="0.351cm" draw:marker-end="Arrow" draw:marker-end-width="0.451cm" draw:textarea-horizontal-align="center" draw:textarea-vertical-align="middle" fo:padding-top="0.174cm" fo:padding-bottom="0.174cm" fo:padding-left="0.299cm" fo:padding-right="0.299cm"/>
    </style:style>
    <style:style style:name="gr4" style:family="graphic" style:parent-style-name="standard">
      <style:graphic-properties draw:stroke="none" svg:stroke-width="0cm" svg:stroke-color="#000000" draw:marker-start-width="0.199cm" draw:marker-end-width="0.199cm" draw:fill="none" draw:fill-color="#ffffff" draw:textarea-horizontal-align="left" draw:auto-grow-height="true" draw:auto-grow-width="true" fo:min-height="0cm" fo:min-width="0cm" fo:padding-top="0.124cm" fo:padding-bottom="0.124cm" fo:padding-left="0.249cm" fo:padding-right="0.249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fill-color="#ffffff" draw:auto-grow-height="true" fo:min-height="3.178cm"/>
    </style:style>
    <style:style style:name="pr8" style:family="presentation" style:parent-style-name="TWU_20_Slide-outline1">
      <style:graphic-properties draw:fill-color="#ffffff" draw:auto-grow-height="true" fo:min-height="14.267cm"/>
    </style:style>
    <style:style style:name="pr9" style:family="presentation" style:parent-style-name="TWU_20_Slide-notes">
      <style:graphic-properties draw:fill-color="#ffffff" fo:min-height="12.322cm"/>
    </style:style>
    <style:style style:name="pr10" style:family="presentation" style:parent-style-name="Default-title">
      <style:graphic-properties draw:fill-color="#ffffff" draw:auto-grow-height="true" fo:min-height="3.178cm"/>
    </style:style>
    <style:style style:name="pr11" style:family="presentation" style:parent-style-name="Default-outline1">
      <style:graphic-properties draw:fill-color="#ffffff" draw:auto-grow-height="true" fo:min-height="14.267cm"/>
    </style:style>
    <style:style style:name="pr1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00" fo:font-size="18pt" fo:font-weight="bold"/>
    </style:style>
    <style:style style:name="P7" style:family="paragraph">
      <style:paragraph-properties fo:margin-left="0cm" fo:margin-right="0cm" fo:text-align="center" fo:text-indent="0cm"/>
      <style:text-properties fo:color="#23ff23" fo:font-size="18pt" fo:font-weight="bold"/>
    </style:style>
    <style:style style:name="P8" style:family="paragraph">
      <style:paragraph-properties fo:text-align="center"/>
      <style:text-properties fo:color="#ccccff" fo:font-weight="bold"/>
    </style:style>
    <style:style style:name="P9" style:family="paragraph">
      <style:paragraph-properties fo:margin-left="0cm" fo:margin-right="0cm" fo:text-indent="0cm"/>
      <style:text-properties fo:color="#ccccff" fo:font-size="18pt" fo:font-weight="bold"/>
    </style:style>
    <style:style style:name="P10" style:family="paragraph">
      <style:paragraph-properties fo:margin-left="0cm" fo:margin-right="0cm" fo:text-indent="0cm"/>
      <style:text-properties fo:color="#ff6633" fo:font-size="18pt" fo:font-weight="bold"/>
    </style:style>
    <style:style style:name="P11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font-weight="bold"/>
    </style:style>
    <style:style style:name="T4" style:family="text">
      <style:text-properties fo:color="#23ff23" fo:font-weight="bold"/>
    </style:style>
    <style:style style:name="T5" style:family="text">
      <style:text-properties fo:color="#ccccff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cccff" fo:font-weight="bold" style:font-weight-asian="bold" style:font-weight-complex="bold"/>
    </style:style>
    <style:style style:name="T9" style:family="text">
      <style:text-properties fo:color="#ff6633"/>
    </style:style>
    <style:style style:name="T10" style:family="text">
      <style:text-properties fo:color="#ffff00" fo:font-size="18pt" fo:font-weight="bold"/>
    </style:style>
    <style:style style:name="T11" style:family="text">
      <style:text-properties fo:color="#23ff23" fo:font-size="18pt" fo:font-weight="bold"/>
    </style:style>
    <style:style style:name="T12" style:family="text">
      <style:text-properties fo:color="#ccccff" fo:font-size="18pt" fo:font-weight="bold"/>
    </style:style>
    <style:style style:name="T13" style:family="text">
      <style:text-properties fo:color="#ff6633" fo:font-size="18pt" fo:font-weight="bold"/>
    </style:style>
    <style:style style:name="T14" style:family="text">
      <style:text-properties fo:color="#23ff23"/>
    </style:style>
    <style:style style:name="T15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cccff" fo:font-style="italic" style:font-style-asian="italic" style:font-style-complex="italic"/>
    </style:style>
    <style:style style:name="T17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ccccff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00" fo:font-weight="bold"/>
    </style:style>
    <style:style style:name="T23" style:family="text">
      <style:text-properties fo:font-size="24pt"/>
    </style:style>
    <style:style style:name="T24" style:family="text">
      <style:text-properties fo:color="#ffff00" fo:font-size="24pt"/>
    </style:style>
    <style:style style:name="T25" style:family="text">
      <style:text-properties fo:font-size="28pt" style:font-size-asian="32pt" style:font-size-complex="32pt"/>
    </style:style>
    <style:style style:name="T26" style:family="text">
      <style:text-properties fo:color="#ffff00" fo:font-size="28pt" style:font-size-asian="32pt" style:font-size-complex="32pt"/>
    </style:style>
    <style:style style:name="T27" style:family="text">
      <style:text-properties fo:font-size="24pt" style:font-size-asian="28pt" style:font-size-complex="28pt"/>
    </style:style>
    <style:style style:name="T28" style:family="text">
      <style:text-properties fo:color="#ffff00" fo:font-size="24pt" style:font-size-asian="28pt" style:font-size-complex="28pt"/>
    </style:style>
    <style:style style:name="T29" style:family="text">
      <style:text-properties fo:color="#23ff23" fo:font-size="24pt" style:font-size-asian="28pt" style:font-size-complex="2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ffff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1.524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2.032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objects and drawing</presentation:footer-decl>
      <presentation:footer-decl presentation:name="ftr2">CMPTxxxx</presentation:footer-decl>
      <presentation:date-time-decl presentation:name="dtd1" presentation:source="fixed">14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roduction to Objects<text:line-break/>Drawing using graphics.py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4 Oct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hat's on for toda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Object-oriented programming</text:p>
              </text:list-item>
              <text:list-item>
                <text:p>Zelle's graphics.py library</text:p>
                <text:list>
                  <text:list-item>
                    <text:p>Creating a window (GraphWin)</text:p>
                  </text:list-item>
                  <text:list-item>
                    <text:p>Creating objects and drawing them</text:p>
                  </text:list-item>
                </text:list>
              </text:list-item>
              <text:list-item>
                <text:p>Mutators and accessors (set/get methods)</text:p>
              </text:list-item>
              <text:list-item>
                <text:p><text:span text:style-name="T1">Computing &amp; Society </text:span>essay paper</text:p>
                <text:list>
                  <text:list-item>
                    <text:p>Topic due in 2.5 weeks</text:p>
                  </text:list-item>
                  <text:list-item>
                    <text:p>Paper due last day of our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bject-oriented programming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Procedural</text:span> paradigm: “recipe” list of <text:span text:style-name="T1">actions</text:span></text:p>
                <text:list>
                  <text:list-item>
                    <text:p text:style-name="P1">Focus is on the procedures (<text:span text:style-name="T1">verbs</text:span>)</text:p>
                  </text:list-item>
                  <text:list-item>
                    <text:p text:style-name="P1"><text:span text:style-name="T1">Variables</text:span>, data structures get <text:span text:style-name="T2">passed</text:span> into procedures</text:p>
                    <text:list>
                      <text:list-item>
                        <text:p text:style-name="P1"><text:span text:style-name="T3">e.g.: </text:span><text:span text:style-name="T4">string.capwords('hello'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Object-oriented</text:span> paradigm: collections of <text:span text:style-name="T1">objects</text:span></text:p>
                <text:list>
                  <text:list-item>
                    <text:p text:style-name="P1">Focus is on the data (<text:span text:style-name="T1">nouns</text:span>)</text:p>
                  </text:list-item>
                  <text:list-item>
                    <text:p text:style-name="P1"><text:span text:style-name="T1">Messages</text:span> get passed between objects</text:p>
                  </text:list-item>
                  <text:list-item>
                    <text:p text:style-name="P1">Procedures are <text:span text:style-name="T1">methods</text:span> belonging to objects</text:p>
                    <text:list>
                      <text:list-item>
                        <text:p text:style-name="P1"><text:span text:style-name="T3">e.g.: </text:span><text:span text:style-name="T4">'hello'.upper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verything is an object</text:p>
          </draw:text-box>
        </draw:frame>
        <draw:frame presentation:style-name="pr8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n object-orientation, all data are <text:span text:style-name="T1">objects</text:span>:</text:p>
                <text:list>
                  <text:list-item>
                    <text:p text:style-name="P1"><text:span text:style-name="T5">Variables, procedures, even libraries</text:span></text:p>
                  </text:list-item>
                </text:list>
              </text:list-item>
              <text:list-item>
                <text:p text:style-name="P1">We make things happen by passing <text:span text:style-name="T1">messages</text:span> between objects</text:p>
                <text:list>
                  <text:list-item>
                    <text:list>
                      <text:list-item>
                        <text:p text:style-name="P1"><text:span text:style-name="T6">myFile</text:span><text:span text:style-name="T7">.</text:span><text:span text:style-name="T8">read</text:span><text:span text:style-name="T7">(16)</text:span></text:p>
                      </text:list-item>
                      <text:list-item>
                        <text:p text:style-name="P1"><text:span text:style-name="T6">appleName</text:span><text:span text:style-name="T7">.</text:span><text:span text:style-name="T8">upper</text:span><text:span text:style-name="T7">()</text:span></text:p>
                      </text:list-item>
                    </text:list>
                  </text:list-item>
                </text:list>
              </text:list-item>
              <text:list-item>
                <text:p text:style-name="P1">The object itself defines what messages it accepts: these are called its <text:span text:style-name="T1">methods</text:span></text:p>
                <text:list>
                  <text:list-item>
                    <text:p text:style-name="P1">e.g., <text:span text:style-name="T9">files </text:span>have <text:span text:style-name="T5">read</text:span>(), <text:span text:style-name="T5">write</text:span>(), etc.<text:line-break/><text:span text:style-name="T9">strings</text:span> have <text:span text:style-name="T5">upper</text:span>(), len(), etc.</text:p>
                  </text:list-item>
                </text:list>
              </text:list-item>
            </text:list>
          </draw:text-box>
        </draw:frame>
        <draw:ellipse draw:style-name="gr2" draw:text-style-name="P6" draw:id="id1" draw:layer="layout" svg:width="3.81cm" svg:height="1.905cm" svg:x="14.695cm" svg:y="9.996cm">
          <text:p text:style-name="P5"><text:span text:style-name="T10">main</text:span></text:p>
          <text:p text:style-name="P5"><text:span text:style-name="T10">program</text:span></text:p>
        </draw:ellipse>
        <draw:ellipse draw:style-name="gr2" draw:text-style-name="P7" draw:id="id2" draw:layer="layout" svg:width="4.325cm" svg:height="1.27cm" svg:x="23.245cm" svg:y="8.695cm">
          <text:p text:style-name="P5"><text:span text:style-name="T11">myFile</text:span></text:p>
        </draw:ellipse>
        <draw:connector draw:style-name="gr3" draw:text-style-name="P8" draw:layer="layout" draw:type="line" svg:x1="18.505cm" svg:y1="10.948cm" svg:x2="23.245cm" svg:y2="9.33cm" draw:start-shape="id1" draw:start-glue-point="1" draw:end-shape="id2" draw:end-glue-point="3" svg:d="m18505 10948 4740-1618">
          <text:p/>
        </draw:connector>
        <draw:ellipse draw:style-name="gr2" draw:text-style-name="P7" draw:id="id3" draw:layer="layout" svg:width="4.325cm" svg:height="1.27cm" svg:x="23.346cm" svg:y="12.196cm">
          <text:p text:style-name="P5"><text:span text:style-name="T11">numApples</text:span></text:p>
        </draw:ellipse>
        <draw:connector draw:style-name="gr3" draw:text-style-name="P8" draw:layer="layout" draw:type="line" svg:x1="18.505cm" svg:y1="10.948cm" svg:x2="23.346cm" svg:y2="12.831cm" draw:start-shape="id1" draw:end-shape="id3" draw:end-glue-point="3" svg:d="m18505 10948 4841 1883">
          <text:p/>
        </draw:connector>
        <draw:frame draw:style-name="gr4" draw:text-style-name="P9" draw:layer="layout" svg:width="3.188cm" svg:height="0.986cm" svg:x="21.121cm" svg:y="11.285cm">
          <draw:text-box>
            <text:p text:style-name="P1"><text:span text:style-name="T12">upper()</text:span></text:p>
          </draw:text-box>
        </draw:frame>
        <draw:frame draw:style-name="gr4" draw:text-style-name="P10" draw:layer="layout" svg:width="1.639cm" svg:height="0.986cm" svg:x="24.52cm" svg:y="9.985cm">
          <draw:text-box>
            <text:p text:style-name="P1"><text:span text:style-name="T13">file</text:span></text:p>
          </draw:text-box>
        </draw:frame>
        <draw:frame draw:style-name="gr4" draw:text-style-name="P9" draw:layer="layout" svg:width="2.71cm" svg:height="0.986cm" svg:x="19.021cm" svg:y="8.985cm">
          <draw:text-box>
            <text:p text:style-name="P1"><text:span text:style-name="T12">read()</text:span></text:p>
          </draw:text-box>
        </draw:frame>
        <draw:frame draw:style-name="gr4" draw:text-style-name="P10" draw:layer="layout" svg:width="2.617cm" svg:height="0.986cm" svg:x="24.621cm" svg:y="13.385cm">
          <draw:text-box>
            <text:p text:style-name="P1"><text:span text:style-name="T13">string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ethods and attribute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verything you can do with an object is encapsulated in its object <text:span text:style-name="T1">definition</text:span></text:p>
              </text:list-item>
              <text:list-item>
                <text:p text:style-name="P1">Objects have <text:span text:style-name="T1">attributes</text:span> (local <text:span text:style-name="T14">variables</text:span>)</text:p>
              </text:list-item>
              <text:list-item>
                <text:p>Objects have <text:span text:style-name="T1">methods</text:span> (<text:span text:style-name="T14">functions</text:span>)</text:p>
                <text:list>
                  <text:list-item>
                    <text:p>A <text:span text:style-name="T14">collection</text:span> of methods defines an <text:span text:style-name="T1">interface</text:span></text:p>
                  </text:list-item>
                </text:list>
              </text:list-item>
              <text:list-item>
                <text:p text:style-name="P1">Example: design an <text:span text:style-name="T1">ADT</text:span> for a <text:span text:style-name="T5">Student</text:span>:</text:p>
                <text:list>
                  <text:list-item>
                    <text:p text:style-name="P1"><text:span text:style-name="T1">Attributes</text:span>: data stored with each <text:span text:style-name="T5">Student</text:span></text:p>
                    <text:list>
                      <text:list-item>
                        <text:p text:style-name="P1">Name, ID#, phone #, GPA, course list, ....</text:p>
                      </text:list-item>
                    </text:list>
                  </text:list-item>
                  <text:list-item>
                    <text:p text:style-name="P1"><text:span text:style-name="T1">Methods</text:span>: operations involving a <text:span text:style-name="T5">Student</text:span>:</text:p>
                    <text:list>
                      <text:list-item>
                        <text:p text:style-name="P1">Register for course, change major, call dad for $$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lasses and instance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<text:span text:style-name="T1">define</text:span> (declare) object <text:span text:style-name="T1">classes</text:span> (types).<text:line-break/>A class is a user-defined type, containing:</text:p>
                <text:list>
                  <text:list-item>
                    <text:p text:style-name="P1"><text:span text:style-name="T1">Attributes</text:span><text:span text:style-name="T2">: data stored in each object</text:span></text:p>
                  </text:list-item>
                  <text:list-item>
                    <text:p text:style-name="P1"><text:span text:style-name="T1">Methods</text:span>: operations involving the object</text:p>
                    <text:list>
                      <text:list-item>
                        <text:p text:style-name="P1"><text:span text:style-name="T1">Constructor</text:span> method: sets up new object (“factory”)</text:p>
                      </text:list-item>
                      <text:list-item>
                        <text:p text:style-name="P1"><text:span text:style-name="T1">Destructor</text:span> method: destroys an object cleanly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stantiate</text:span> a new object using the constructor:</text:p>
                <text:list>
                  <text:list-header>
                    <text:p><text:span text:style-name="T14">joe = Student()</text:span></text:p>
                  </text:list-header>
                </text:list>
              </text:list-item>
              <text:list-item>
                <text:p>e.g.: <text:span text:style-name="T14">joe</text:span> is a variable of type <text:span text:style-name="T14">Student</text:span></text:p>
                <text:list>
                  <text:list-item>
                    <text:p text:style-name="P1"><text:span text:style-name="T14">joe</text:span> is the instance; <text:span text:style-name="T14">Student</text:span> is the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Zelle's graphics.py library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Download from<text:span text:style-name="T5"><text:a xlink:href="http://mcsp.wartburg.edu/zelle/python/graphics.py"> textbook resources</text:a></text:span><text:line-break/>(or our class <text:span text:style-name="T5"><text:a xlink:href="http://twu.seanho.com/python/">python examples</text:a></text:span><text:span text:style-name="T5"> </text:span>directory)</text:p>
                <text:list>
                  <text:list-item>
                    <text:p>Put in same <text:span text:style-name="T1">directory</text:span> as your Python code</text:p>
                  </text:list-item>
                </text:list>
              </text:list-item>
              <text:list-item>
                <text:p><text:span text:style-name="T1">Import</text:span> everything in the library (not ideal...):</text:p>
                <text:list>
                  <text:list-header>
                    <text:p><text:span text:style-name="T15">from graphics import *</text:span></text:p>
                  </text:list-header>
                </text:list>
              </text:list-item>
              <text:list-item>
                <text:p>Instantiate a new <text:span text:style-name="T1">window</text:span> object:</text:p>
                <text:list>
                  <text:list-header>
                    <text:p><text:span text:style-name="T15">win = GraphWin(“My Window”, 400, 300)</text:span></text:p>
                  </text:list-header>
                  <text:list-item>
                    <text:p><text:span text:style-name="T1">Constructor</text:span> func makes new window objects</text:p>
                  </text:list-item>
                  <text:list-item>
                    <text:p><text:span text:style-name="T1">Parameters</text:span> to the constructor for GraphWin:<text:line-break/>window <text:span text:style-name="T14">title</text:span>, <text:span text:style-name="T14">width</text:span> (px), <text:span text:style-name="T14">height</text:span> (px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lasses in graphics.p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4">GraphWin</text:span>: represents a <text:span text:style-name="T1">window</text:span> for drawing</text:p>
              </text:list-item>
              <text:list-item>
                <text:p><text:span text:style-name="T14">Point</text:span>: represents a <text:span text:style-name="T16">(x,y)</text:span> <text:span text:style-name="T1">location</text:span> (units: pixels)</text:p>
                <text:list>
                  <text:list-item>
                    <text:p>Can also be <text:span text:style-name="T1">drawn</text:span> as a dot in the window</text:p>
                  </text:list-item>
                </text:list>
              </text:list-item>
              <text:list-item>
                <text:p><text:span text:style-name="T14">Circle</text:span>: takes a <text:span text:style-name="T14">Point</text:span> for <text:span text:style-name="T1">centre</text:span>, and a <text:span text:style-name="T1">radius</text:span></text:p>
              </text:list-item>
              <text:list-item>
                <text:p><text:span text:style-name="T14">Rectangle</text:span>: takes two <text:span text:style-name="T14">Point</text:span>s (opposite <text:span text:style-name="T1">corners</text:span>)</text:p>
              </text:list-item>
              <text:list-item>
                <text:p><text:span text:style-name="T14">Oval</text:span>: takes two <text:span text:style-name="T14">Point</text:span>s (like Rectangle)</text:p>
              </text:list-item>
              <text:list-item>
                <text:p><text:span text:style-name="T14">Line</text:span>: takes two <text:span text:style-name="T14">Point</text:span>s</text:p>
              </text:list-item>
              <text:list-item>
                <text:p><text:span text:style-name="T14">Text</text:span>: takes a centre <text:span text:style-name="T14">Point</text:span>, plus a <text:span text:style-name="T1">str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rawing objects</text:p>
          </draw:text-box>
        </draw:frame>
        <draw:frame presentation:style-name="pr5" draw:layer="layout" svg:width="25.199cm" svg:height="14.029cm" svg:x="1.4cm" svg:y="4.507cm" presentation:class="outline" presentation:user-transformed="true">
          <draw:text-box>
            <text:list text:style-name="L2">
              <text:list-item>
                <text:p>Create a <text:span text:style-name="T1">Point</text:span> and a <text:span text:style-name="T1">Circle</text:span>:</text:p>
                <text:list>
                  <text:list-header>
                    <text:p><text:span text:style-name="T15">pt1 = Point(100, 100)</text:span></text:p>
                    <text:p><text:span text:style-name="T15">cir = Circle(pt1, 50)</text:span></text:p>
                  </text:list-header>
                </text:list>
              </text:list-item>
              <text:list-item>
                <text:p><text:span text:style-name="T1">Draw</text:span> an object by calling its .draw() method:</text:p>
                <text:list>
                  <text:list-header>
                    <text:p><text:span text:style-name="T15">cir.draw(win)</text:span><text:span text:style-name="T15"><text:tab/></text:span><text:span text:style-name="T15"><text:tab/></text:span><text:span text:style-name="T15"><text:tab/></text:span><text:span text:style-name="T17"># specify which window</text:span></text:p>
                  </text:list-header>
                </text:list>
              </text:list-item>
              <text:list-item>
                <text:p><text:span text:style-name="T1">Methods</text:span> are functions that belong to an object</text:p>
              </text:list-item>
              <text:list-item>
                <text:p>Change <text:span text:style-name="T1">colours</text:span> before drawing:</text:p>
                <text:list>
                  <text:list-header>
                    <text:p><text:span text:style-name="T15">cir.setOutline('green')</text:span><text:span text:style-name="T15"><text:tab/></text:span><text:span text:style-name="T15"><text:tab/></text:span><text:span text:style-name="T17"># line colour</text:span></text:p>
                    <text:p><text:span text:style-name="T15">cir.setFill('blue')</text:span><text:span text:style-name="T15"><text:tab/></text:span><text:span text:style-name="T15"><text:tab/></text:span><text:span text:style-name="T15"><text:tab/></text:span><text:span text:style-name="T15"><text:tab/></text:span><text:span text:style-name="T17"># inside colour</text:span></text:p>
                    <text:p><text:span text:style-name="T15">cir.setWidth(4)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7"># line width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opy vs. alia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Objects are <text:span text:style-name="T1">mutable</text:span>, so regular assignment makes an <text:span text:style-name="T1">alias</text:span> (reference to the same object):</text:p>
                <text:list>
                  <text:list-header>
                    <text:p><text:span text:style-name="T15">cir = Circle(pt1, 50)</text:span></text:p>
                    <text:p><text:span text:style-name="T15">cir2 = cir</text:span><text:span text:style-name="T15"><text:tab/></text:span><text:span text:style-name="T15"><text:tab/></text:span><text:span text:style-name="T15"><text:tab/></text:span><text:span text:style-name="T15"><text:tab/></text:span><text:span text:style-name="T17"># cir2 is an alias of cir</text:span></text:p>
                    <text:p><text:span text:style-name="T15">cir.move( 50, 0 )</text:span><text:span text:style-name="T15"><text:tab/></text:span><text:span text:style-name="T17"># move 50px to the right</text:span></text:p>
                  </text:list-header>
                  <text:list-item>
                    <text:p>cf. objects are passed by <text:span text:style-name="T1">reference</text:span></text:p>
                  </text:list-item>
                </text:list>
              </text:list-item>
              <text:list-item>
                <text:p>To make a separate <text:span text:style-name="T1">copy</text:span>, use <text:span text:style-name="T14">.clone() </text:span>method:</text:p>
                <text:list>
                  <text:list-header>
                    <text:p><text:span text:style-name="T15">cir2 = cir.clone()</text:span></text:p>
                    <text:p><text:span text:style-name="T15">cir.move( 50, 0 )</text:span><text:span text:style-name="T15"><text:tab/></text:span><text:span text:style-name="T17"># doesn't affect cir2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riting your own classe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Let's make a class representing a <text:span text:style-name="T1">clock</text:span>:</text:p>
                <text:list>
                  <text:list-item>
                    <text:p>Specify a <text:span text:style-name="T1">centre</text:span> point, a <text:span text:style-name="T1">radius</text:span>, and<text:line-break/><text:span text:style-name="T1">angles</text:span> for the big and little hands<text:line-break/>→ these are the <text:span text:style-name="T1">attributes</text:span></text:p>
                  </text:list-item>
                  <text:list-item>
                    <text:p><text:span text:style-name="T1">Draw</text:span> the clock using a Circle and 2 Lines<text:line-break/>→ so we want to provide a .draw() method</text:p>
                  </text:list-item>
                  <text:list-item>
                    <text:p>Use this class to <text:span text:style-name="T1">instantiate</text:span> many clocks</text:p>
                  </text:list-item>
                </text:list>
              </text:list-item>
              <text:list-item>
                <text:p>Class <text:span text:style-name="T1">design</text:span>: <text:span text:style-name="T1">name</text:span> of the class, <text:span text:style-name="T1">purpose</text:span>,</text:p>
                <text:list>
                  <text:list-item>
                    <text:p><text:span text:style-name="T1">Attributes</text:span> (local variables), and</text:p>
                  </text:list-item>
                  <text:list-item>
                    <text:p><text:span text:style-name="T1">Methods</text:span> (functions/operation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efining a class: constructor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Declare</text:span> a class using the '<text:span text:style-name="T14">class</text:span>' keyword:</text:p>
                <text:list>
                  <text:list-header>
                    <text:p><text:span text:style-name="T15">class Clock:</text:span><text:span text:style-name="T15"><text:line-break/></text:span><text:span text:style-name="T15"><text:tab/></text:span><text:span text:style-name="T15">def __init__( self ):</text:span><text:span text:style-name="T15"><text:line-break/></text:span><text:span text:style-name="T15"><text:tab/></text:span><text:span text:style-name="T15"><text:tab/></text:span><text:span text:style-name="T15">self.centre = Point(0,0)</text:span><text:span text:style-name="T15"><text:line-break/></text:span><text:span text:style-name="T15"><text:tab/></text:span><text:span text:style-name="T15"><text:tab/></text:span><text:span text:style-name="T15">self.radius = 0.</text:span><text:span text:style-name="T15"><text:line-break/></text:span><text:span text:style-name="T15"><text:tab/></text:span><text:span text:style-name="T15"><text:tab/></text:span><text:span text:style-name="T15">self.hrAng = 0.</text:span><text:span text:style-name="T15"><text:line-break/></text:span><text:span text:style-name="T15"><text:tab/></text:span><text:span text:style-name="T15"><text:tab/></text:span><text:span text:style-name="T15">self.mnAng = 0.</text:span></text:p>
                  </text:list-header>
                </text:list>
              </text:list-item>
              <text:list-item>
                <text:p><text:span text:style-name="T14">__init__</text:span> is Python's name for the <text:span text:style-name="T1">constructor</text:span></text:p>
                <text:list>
                  <text:list-item>
                    <text:p>Every method has '<text:span text:style-name="T14">self</text:span>' as first argument: refers to <text:span text:style-name="T1">current</text:span> object</text:p>
                  </text:list-item>
                </text:list>
              </text:list-item>
              <text:list-item>
                <text:p>Constructor assigns <text:span text:style-name="T1">default</text:span> values to attribut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Constructor with parameter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We can pass <text:span text:style-name="T1">parameters</text:span> to the constructor:</text:p>
                <text:list>
                  <text:list-item>
                    <text:p>Define <text:span text:style-name="T1">initial</text:span> values of attributes:</text:p>
                    <text:p><text:span text:style-name="T15">class Clock:</text:span><text:span text:style-name="T15"><text:line-break/></text:span><text:span text:style-name="T15"><text:tab/></text:span><text:span text:style-name="T15">def __init__( self, c, r, h, m ):</text:span><text:span text:style-name="T15"><text:line-break/></text:span><text:span text:style-name="T15"><text:tab/></text:span><text:span text:style-name="T15"><text:tab/></text:span><text:span text:style-name="T15">self.centre = c</text:span><text:span text:style-name="T15"><text:line-break/></text:span><text:span text:style-name="T15"><text:tab/></text:span><text:span text:style-name="T15"><text:tab/></text:span><text:span text:style-name="T15">self.radius = r</text:span><text:span text:style-name="T15"><text:line-break/></text:span><text:span text:style-name="T15"><text:tab/></text:span><text:span text:style-name="T15"><text:tab/></text:span><text:span text:style-name="T15">self.hrAng = h</text:span><text:span text:style-name="T15"><text:line-break/></text:span><text:span text:style-name="T15"><text:tab/></text:span><text:span text:style-name="T15"><text:tab/></text:span><text:span text:style-name="T15">self.mnAng = m</text:span></text:p>
                  </text:list-item>
                </text:list>
              </text:list-item>
              <text:list-item>
                <text:p><text:span text:style-name="T1">Instantiate</text:span> specifying centre, radius, etc.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8">myClock = Clock( Point(100,100), 7, 0, 0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This now requires 4<text:span text:style-name="T1"> parameters</text:span> to constructo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efault parameters</text:p>
          </draw:text-box>
        </draw:frame>
        <draw:frame presentation:style-name="pr5" draw:layer="layout" svg:width="25.199cm" svg:height="14.172cm" svg:x="1.4cm" svg:y="4.507cm" presentation:class="outline" presentation:user-transformed="true">
          <draw:text-box>
            <text:list text:style-name="L2">
              <text:list-item>
                <text:p>Functions may have <text:span text:style-name="T1">default</text:span> parameter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8">def double_me(x=0):</text:span></text:p>
                        <text:list>
                          <text:list-item>
                            <text:p><text:span text:style-name="T18">return x*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Can call double_me() with <text:span text:style-name="T1">0</text:span> or <text:span text:style-name="T1">1</text:span> parameter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8">double_me() </text:span><text:span text:style-name="T19">→ returns:</text:span><text:span text:style-name="T18"> 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pply this to the <text:span text:style-name="T1">constructor</text:span>:</text:p>
                <text:list>
                  <text:list-header>
                    <text:p><text:span text:style-name="T15">class Clock:</text:span><text:span text:style-name="T15"><text:line-break/></text:span><text:span text:style-name="T15"><text:tab/></text:span><text:span text:style-name="T15">def __init__( self, c, r=0., h=0., m=0. ):</text:span><text:span text:style-name="T15"><text:line-break/></text:span><text:span text:style-name="T15"><text:tab/></text:span><text:span text:style-name="T15"><text:tab/></text:span><text:span text:style-name="T15">self.centre = c</text:span><text:span text:style-name="T15"><text:line-break/></text:span><text:span text:style-name="T15"><text:tab/></text:span><text:span text:style-name="T15"><text:tab/></text:span><text:span text:style-name="T15">self.radius = r</text:span><text:span text:style-name="T15"><text:line-break/></text:span><text:span text:style-name="T15"><text:tab/></text:span><text:span text:style-name="T15"><text:tab/></text:span><text:span text:style-name="T15">self.hrAng = h</text:span><text:span text:style-name="T15"><text:line-break/></text:span><text:span text:style-name="T15"><text:tab/></text:span><text:span text:style-name="T15"><text:tab/></text:span><text:span text:style-name="T15">self.mnAng = m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efault params evaluate onc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Default values are evaluated <text:span text:style-name="T1">once</text:span> at declarat'n</text:p>
                <text:list>
                  <text:list-header>
                    <text:p><text:span text:style-name="T15">def __init__(self, </text:span><text:span text:style-name="T20">center=Point()</text:span><text:span text:style-name="T15">):</text:span><text:span text:style-name="T21"><text:tab/></text:span><text:span text:style-name="T21"><text:tab/></text:span><text:span text:style-name="T17"># wrong!</text:span></text:p>
                  </text:list-header>
                  <text:list-item>
                    <text:p>This uses one <text:span text:style-name="T1">shared</text:span> <text:span text:style-name="T14">Point</text:span> object (alias)<text:line-break/>as the default center for every Clock!</text:p>
                  </text:list-item>
                </text:list>
              </text:list-item>
              <text:list-item>
                <text:p>Use <text:span text:style-name="T14">None</text:span> as the default value, and <text:span text:style-name="T1">instantiate</text:span> a new object as the default value at <text:span text:style-name="T1">run time</text:span>:<text:span text:style-name="T15"><text:line-break/></text:span><text:span text:style-name="T15"><text:tab/></text:span><text:span text:style-name="T15">def __init__( self, c=None, r=0., h=0., m=0. ):</text:span><text:span text:style-name="T15"><text:line-break/></text:span><text:span text:style-name="T15"><text:tab/></text:span><text:span text:style-name="T15"><text:tab/></text:span><text:span text:style-name="T15">if c == None:</text:span><text:span text:style-name="T15"><text:line-break/></text:span><text:span text:style-name="T15"><text:tab/></text:span><text:span text:style-name="T15"><text:tab/></text:span><text:span text:style-name="T15"><text:tab/></text:span><text:span text:style-name="T15">c = Point(0,0)</text:span><text:span text:style-name="T15"><text:line-break/></text:span><text:span text:style-name="T15"><text:tab/></text:span><text:span text:style-name="T15"><text:tab/></text:span><text:span text:style-name="T15">self.center = c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Listing all entities in a clas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pecial Python attribute '<text:span text:style-name="T14">__dict__</text:span>'</text:p>
              </text:list-item>
              <text:list-item>
                <text:p text:style-name="P1"><text:span text:style-name="T1">Dictionary</text:span> of all entities in the object</text:p>
                <text:list>
                  <text:list-item>
                    <text:p text:style-name="P1">For module: lists all <text:span text:style-name="T1">methods</text:span>, <text:span text:style-name="T1">constants</text:span>, etc.<text:line-break/>__module__, __doc__ (docstring)</text:p>
                    <text:list>
                      <text:list-item>
                        <text:p text:style-name="P1"><text:span text:style-name="T14">import math</text:span></text:p>
                      </text:list-item>
                      <text:list-item>
                        <text:p text:style-name="P1"><text:span text:style-name="T14">math.__dict__</text:span></text:p>
                      </text:list-item>
                      <text:list-item>
                        <text:p text:style-name="P1"><text:span text:style-name="T14">Clock.__dict__</text:span></text:p>
                      </text:list-item>
                    </text:list>
                  </text:list-item>
                  <text:list-item>
                    <text:p text:style-name="P1">For object: lists all <text:span text:style-name="T1">attributes</text:span></text:p>
                    <text:list>
                      <text:list-header>
                        <text:p><text:span text:style-name="T14">myClock.__dict__: { 'center':&lt;Point&gt;, 'radius':7., 'hrAng': 0., 'mnAng': 0. }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Computing &amp; Society Paper</text:p>
          </draw:text-box>
        </draw:frame>
        <draw:frame presentation:style-name="pr11" draw:text-style-name="P3" draw:layer="layout" svg:width="25.199cm" svg:height="14.337cm" svg:x="1.4cm" svg:y="4.507cm" presentation:class="outline" presentation:user-transformed="true">
          <draw:text-box>
            <text:list text:style-name="L4">
              <text:list-item>
                <text:p text:style-name="P1">Computing scientist as <text:span text:style-name="T22">G</text:span><text:span text:style-name="T1">odly </text:span><text:span text:style-name="T22">C</text:span><text:span text:style-name="T1">hristian </text:span><text:span text:style-name="T22">L</text:span><text:span text:style-name="T1">eader</text:span>:</text:p>
                <text:list>
                  <text:list-item>
                    <text:p text:style-name="P1"><text:span text:style-name="T23">Not just </text:span><text:span text:style-name="T24">knowledge</text:span><text:span text:style-name="T23"> about tools, but</text:span></text:p>
                  </text:list-item>
                  <text:list-item>
                    <text:p text:style-name="P1"><text:span text:style-name="T24">Wisdom</text:span><text:span text:style-name="T23"> of how to use tools</text:span></text:p>
                    <text:list>
                      <text:list-item>
                        <text:p text:style-name="P1">To <text:span text:style-name="T1">serve</text:span> others and</text:p>
                      </text:list-item>
                      <text:list-item>
                        <text:p text:style-name="P1">To give glory to <text:span text:style-name="T1">God</text:span></text:p>
                      </text:list-item>
                    </text:list>
                  </text:list-item>
                </text:list>
              </text:list-item>
              <text:list-item>
                <text:p text:style-name="P1">Write a short <text:span text:style-name="T1">essay</text:span> on a topic of your choosing about <text:span text:style-name="T1">computers</text:span> and <text:span text:style-name="T1">society</text:span>:</text:p>
                <text:list>
                  <text:list-item>
                    <text:list>
                      <text:list-item>
                        <text:p text:style-name="P1">~ <text:span text:style-name="T1">5 pages</text:span> typed double-spaced 12pt 1in margins</text:p>
                      </text:list-item>
                      <text:list-item>
                        <text:p text:style-name="P1">Submit half-page <text:span text:style-name="T1">topic</text:span> by <text:span text:style-name="T14">Tues 2 Nov</text:span></text:p>
                      </text:list-item>
                      <text:list-item>
                        <text:p text:style-name="P1">Paper <text:span text:style-name="T1">due</text:span> last day of our class (<text:span text:style-name="T14">Tues 7 Dec</text:span>)</text:p>
                        <text:list>
                          <text:list-item>
                            <text:p text:style-name="P1">Electronic submission (email, myCours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1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Sample paper topics</text:p>
          </draw:text-box>
        </draw:frame>
        <draw:frame presentation:style-name="pr11" draw:text-style-name="P3" draw:layer="layout" svg:width="25.199cm" svg:height="15.359cm" svg:x="1.4cm" svg:y="4.407cm" presentation:class="outline" presentation:user-transformed="true">
          <draw:text-box>
            <text:list text:style-name="L4">
              <text:list-item>
                <text:p text:style-name="P1"><text:span text:style-name="T1">Censorship</text:span> and free speech</text:p>
                <text:list>
                  <text:list-item>
                    <text:p text:style-name="P1">Pornography, gambling, hate groups, etc.</text:p>
                  </text:list-item>
                </text:list>
              </text:list-item>
              <text:list-item>
                <text:p text:style-name="P1"><text:span text:style-name="T1">Blogs</text:span>: effect on politics, social interaction, etc.</text:p>
              </text:list-item>
              <text:list-item>
                <text:p text:style-name="P1"><text:span text:style-name="T1">Artificial intelligence</text:span>: the nature of sentience</text:p>
              </text:list-item>
              <text:list-item>
                <text:p text:style-name="P1"><text:span text:style-name="T1">Violence</text:span> in video games (Columbine etc.)</text:p>
              </text:list-item>
              <text:list-item>
                <text:p text:style-name="P1"><text:span text:style-name="T1">Privacy</text:span>: online banking, ID theft, etc.</text:p>
              </text:list-item>
              <text:list-item>
                <text:p text:style-name="P1"><text:span text:style-name="T1">File sharing</text:span>: BitTorrent, etc.</text:p>
              </text:list-item>
              <text:list-item>
                <text:p text:style-name="P1"><text:span text:style-name="T1">Online dating</text:span> (e.g. eHarmony): pros/cons</text:p>
              </text:list-item>
              <text:list-item>
                <text:p text:style-name="P1"><text:span text:style-name="T1">Equity of access</text:span> / rural digital divide</text:p>
                <text:list>
                  <text:list-item>
                    <text:p>...... or come up with your <text:span text:style-name="T1">own</text:span> topic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1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Essay / Position Paper</text:p>
          </draw:text-box>
        </draw:frame>
        <draw:frame presentation:style-name="pr11" draw:text-style-name="P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<text:span text:style-name="T25">Your essay should be a </text:span><text:span text:style-name="T26">position paper</text:span><text:span text:style-name="T25">:</text:span></text:p>
                <text:list>
                  <text:list-item>
                    <text:p text:style-name="P1"><text:span text:style-name="T27">Topic should have at least two </text:span><text:span text:style-name="T28">sides</text:span><text:span text:style-name="T27"> (e.g. pro/con)</text:span></text:p>
                  </text:list-item>
                  <text:list-item>
                    <text:p text:style-name="P1"><text:span text:style-name="T27">You should state (in the introductory paragraph) what your </text:span><text:span text:style-name="T28">position</text:span><text:span text:style-name="T27"> is (</text:span><text:span text:style-name="T29">thesis</text:span><text:span text:style-name="T27">)</text:span></text:p>
                  </text:list-item>
                  <text:list-item>
                    <text:p text:style-name="P1"><text:span text:style-name="T27">You should have at least 2-3 points, each,</text:span><text:span text:style-name="T27"><text:line-break/></text:span><text:span text:style-name="T27">both </text:span><text:span text:style-name="T28">for</text:span><text:span text:style-name="T27"> and </text:span><text:span text:style-name="T28">against</text:span><text:span text:style-name="T27"> your position</text:span></text:p>
                    <text:list>
                      <text:list-item>
                        <text:p text:style-name="P1"><text:span text:style-name="T30">It is not necessary to </text:span><text:span text:style-name="T31">rebut</text:span><text:span text:style-name="T30"> every point that contradicts your position:</text:span></text:p>
                      </text:list-item>
                      <text:list-item>
                        <text:p text:style-name="P1"><text:span text:style-name="T30">Be honest about </text:span><text:span text:style-name="T31">faults</text:span><text:span text:style-name="T30">/limitations of your thesis</text:span></text:p>
                      </text:list-item>
                    </text:list>
                  </text:list-item>
                  <text:list-item>
                    <text:p text:style-name="P1"><text:span text:style-name="T27">Summary </text:span><text:span text:style-name="T28">intro</text:span><text:span text:style-name="T27">/</text:span><text:span text:style-name="T28">conclusion</text:span><text:span text:style-name="T27"> paragraphs</text:span></text:p>
                  </text:list-item>
                  <text:list-item>
                    <text:p text:style-name="P1"><text:span text:style-name="T27">Proper </text:span><text:span text:style-name="T28">English</text:span><text:span text:style-name="T27"> (spelling, grammar) is important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1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1-06T13:45:54</meta:creation-date>
    <dc:language>en-US</dc:language>
    <meta:editing-cycles>14</meta:editing-cycles>
    <meta:editing-duration>PT15H40M22S</meta:editing-duration>
    <meta:initial-creator>sean ho</meta:initial-creator>
    <dc:date>2010-10-14T11:36:48</dc:date>
    <dc:creator>sean ho</dc:creator>
    <meta:document-statistic meta:object-count="2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